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4.536659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53884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45056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448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53503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06056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25754 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740731 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23257 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087894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1486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.143524 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136989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131449 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112791 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63319 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145104 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136113 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126569 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127829 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2536 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119046 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106597 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93015 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121025 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01539 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.102962 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093452 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.112056 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113151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115616 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.110379 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.099157 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.14245 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.116468 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.116912 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.141146 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.124891 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.12063 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113674 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110725 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105705 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117182 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117244 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94397 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117653 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102814 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122851 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99683 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141033 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09135 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140464 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145801 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87622 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74418 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75124 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83094 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75495 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103557 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98569 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85201 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86806 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96957 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102815 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94036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87702 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107068 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70409 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72128 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7694 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94244 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114607 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94812 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91734 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109324 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119082 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109217 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101363 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119958 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120612 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90592 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88786 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111692 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75754 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12982 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115099 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111086 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114521 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115976 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101404 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10284 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123289 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10798 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97782 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96961 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114454 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163655 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99675 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101909 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98457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85651 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68428 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76698 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121142 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68978 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80231 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123666 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110387 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112988 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8186 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124039 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150079 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121333 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105622 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72231 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105764 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68105 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89117 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6813 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89073 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124143 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91212 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89876 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99952 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71119 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83966 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81009 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175082 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128919 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80745 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69196 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78018 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75435 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64138 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74061 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103216 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71374 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77641 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65268 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66561 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6463 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81948 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61762 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75135 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68642 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72342 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63184 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64623 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63172 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63268 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63954 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62887 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71136 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69445 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69704 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67812 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66283 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71801 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70498 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67865 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65004 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48854 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62739 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63978 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71353 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74104 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68614 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72236 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65498 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75981 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62994 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7504 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83165 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71596 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72838 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72787 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78866 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56919 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87878 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95048 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51279 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94044 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77042 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71976 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106975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44101 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182709 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99557 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88148 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92735 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51756 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91434 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57833 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61777 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71409 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64756 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67285 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66763 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66654 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60364 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50553 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43048 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5623 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64206 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60998 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44501 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60541 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63851 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62549 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65686 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81103 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47723 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64009 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46855 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3149 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51132 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45044 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50193 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44074 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57769 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50041 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68285 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7726 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91951 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73328 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76951 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56546 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78833 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65236 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8141 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91908 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9475 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87997 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79499 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92066 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79661 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76836 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82995 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82913 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41083 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55086 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79534 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68505 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64315 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44746 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72085 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99969 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76224 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138414 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64154 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8858 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64736 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7447 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65819 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74406 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67544 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67246 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39727 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53983 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51825 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42041 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37629 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49568 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55546 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43031 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65581 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41735 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60638 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623 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65883 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76455 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49097 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27409 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59463 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5846 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62312 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43459 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38709 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52755 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57238 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57195 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558 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24855 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6634 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69932 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75122 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6424 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69036 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86719 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4987 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52278 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53609 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4476 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32969 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2258 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65113 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60978 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4553 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73079 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67317 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53604 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38885 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69076 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33659 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51244 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85811 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65958 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56948 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33438 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59424 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731 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38379 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3755 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20484 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48266 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102797 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61009 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32961 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37786 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54113 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78217 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85786 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80213 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2664 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7401 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53329 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36918 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70589 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41013 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57357 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20025 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44056 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46974 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5481 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33821 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32554 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29857 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27994 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15316 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32874 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31599 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29123 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16698 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17231 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4148 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50759 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30451 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50366 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4267 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63223 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.073615 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.032676 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.06362 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.03146 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.028772 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.031791 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.057749 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.060661 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.067631 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.055575 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.02864 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.056371 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.029069 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.059762 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.0524 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.066498 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.026749 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.071425 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.069816 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.065949 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.058713 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0.027992 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.044625 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0.053029 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.049452 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0.053871 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.043723 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0.054037 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.065775 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0.061018 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.072625 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0.070741 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.090366 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0.048807 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.065612 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0.043726 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.046396 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0.058565 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.052188 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0.053096 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.028216 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0.026341 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.048985 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0.051268 </text:p>
          </table:table-cell>
        </table:table-row>
        <table:table-row table:style-name="ro1" table:number-rows-repeated="10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17:06:14.69791011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6:26:52.743210271</meta:creation-date>
    <dc:date>2019-07-11T18:13:42.506697494</dc:date>
    <meta:editing-duration>PT1H8M2S</meta:editing-duration>
    <meta:editing-cycles>2</meta:editing-cycles>
    <meta:generator>LibreOffice/6.2.4.2$Linux_X86_64 LibreOffice_project/20$Build-2</meta:generator>
    <meta:document-statistic meta:table-count="1" meta:cell-count="790" meta:object-count="0"/>
  </office:meta>
</office:document-meta>
</file>